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n Mar 14, 2004, 8 miles including 10km St. Patrick’s Day race in Washington DC. <text:s/>Splits: 6:10, 6:17, 6:37, 6:32, 6:19, 6:27 plus 70s. <text:s/>Time: 39:32. <text:s/>This was the best run I have had in a while. <text:s/>Age graded percentage is about 84%.</text:p>
      <text:p text:style-name="Standard"/>
      <text:p text:style-name="P1">Total for the week: 26.75 miles</text:p>
      <text:p text:style-name="Standard">________________________________________________________________________</text:p>
      <text:p text:style-name="Standard"/>
      <text:p text:style-name="Standard">Thurs March 25, 2004, 3.5 miles including 1 mile on indoor track in 7:55 and 2.5 miles on the treadmill. <text:s/>Normally I would have done drills after the mile but I am trying to keep stress off of my slightly tight inside left knee. <text:s/>The splits on the treadmill where ¼ mile in 1:57, 2 miles in 12:54 and ¼ mile in 1:57.</text:p>
      <text:p text:style-name="Standard"/>
      <text:p text:style-name="P1">Total for the week: 20.5 miles</text:p>
      <text:p text:style-name="Standard">________________________________________________________________________</text:p>
      <text:p text:style-name="Standard"/>
      <text:p text:style-name="Standard">Wed March 31, 2004, 4 miles in Brookdale Park in Bloomfield NJ including 3.54miles (2x1.77 miles on measured hilly course) in 25:23 (7:10/mile). (See Sat April 10, 2004)</text:p>
      <text:p text:style-name="Standard"/>
      <text:p text:style-name="Standard">Fri April 2, 2004, 2.25 miles including 1 mile on indoor track in 7:15, ¼ mile of drills, one good cycle in the weight room (going light on leg curls to keep stress off of left knee) and 1 mile on the treadmill in 7:51. <text:s/>Note: I do this kind of workout once or twice/week.</text:p>
      <text:p text:style-name="Standard"/>
      <text:p text:style-name="P1">Total for the week: 17.25 miles</text:p>
      <text:p text:style-name="Standard">________________________________________________________________________</text:p>
      <text:p text:style-name="Standard"/>
      <text:p text:style-name="Standard">Sun April 4, 2004, 9.25 miles including 1 mile on indoor track, ¼ mile of drills and 8 miles on the treadmill. <text:s/>I drank water with power gel during the 6<text:span text:style-name="T1">th</text:span> mile. My energy level wasn’t very high. Inside of left knee hurt slightly.</text:p>
      <text:p text:style-name="Standard">Mile splits: 7:42, 7:36, 7:30, 7:24, 7:18, 7:41, 7:30, 7:18. </text:p>
      <text:p text:style-name="Standard"/>
      <text:p text:style-name="Standard">Thurs April 8, 2004, 4 miles including 1 mile on indoor track in 7:04 (last 200m fast), ¼ mile of drills, 2.5 miles on the treadmill and ¼ mile jog in gym. <text:s/>The splits on the treadmill where: ¼ mile in 1:59, 2 miles is 12:39 (6:27+6:12), ¼ mile in 1:55.</text:p>
      <text:p text:style-name="P1"/>
      <text:p text:style-name="P1">Total for the week: 24.25 miles</text:p>
      <text:p text:style-name="Standard">________________________________________________________________________</text:p>
      <text:p text:style-name="Standard"/>
      <text:p text:style-name="Standard">Sat April 10, 2004, 6.3 miles in Brookdale Park in Bloomfield NJ including 5.31 miles (3x1.77 miles on measured hilly course) in 37:16 (7:01/mile). (See Wed March 31, 2004)</text:p>
      <text:p text:style-name="Standard"/>
      <text:p text:style-name="P1">Total for the week: 20.4 miles</text:p>
      <text:p text:style-name="Standard">________________________________________________________________________</text:p>
      <text:p text:style-name="Standard"/>
      <text:p text:style-name="Standard"/>
      <text:p text:style-name="Standard"/>
      <text:p text:style-name="Standard"/>
      <text:p text:style-name="Standard"><text:soft-page-break/>Sat April 17, 2004, Ran with Tom Welsh. 7.5 miles including 2.25 mile warm up to high school track and around a few times with drills; 3x800 with 400m jogs between and 3.25 mile jog and run on roads. <text:s/>The 800’s where in 2:57.2, 2:56.1 and 2:50.3</text:p>
      <text:p text:style-name="Standard"/>
      <text:p text:style-name="Standard">Tues April 20, 2004, 5.75 miles including 1 mile on indoor track in 7:18, ¼ mile of drills and 4.5 miles on the treadmill. Splits on treadmill: ¼ mile in 1:58, 4 miles in 27:01 and ¼ mile in 2:00. <text:s/>I was still tired from Saturday.</text:p>
      <text:p text:style-name="Standard"/>
      <text:p text:style-name="P1">Total for the week: 28.25 miles</text:p>
      <text:p text:style-name="Standard">________________________________________________________________________</text:p>
      <text:p text:style-name="Standard"/>
      <text:p text:style-name="Standard">Sat April 24, 2004, 7.3 miles with Tom Welsh on a hilly course in 61:30 (8:25/mile). <text:s/>This was a good workout on the hills.</text:p>
      <text:p text:style-name="Standard"/>
      <text:p text:style-name="Standard">Sun April 25, 2004, 4.5 miles on high school track including 1 mile in 8:00, and two sets of 4x400m with 200m jogs between. <text:s/>Jogs took about 92s. <text:s/>Sets separated by 400m jog in 3:06. <text:s/>Times for 400’s: (89.3, 91.6, 89.2, 89.0), (90.2, 85.6, 86.7, 83.8). <text:s/>Jogged ½ mile.</text:p>
      <text:p text:style-name="Standard"/>
      <text:p text:style-name="Standard">Wed April 28, 2004, 5.75 miles including 1.25 mile warm up, 8x400m on High School track with 400m jogs after each. <text:s/>Jogs took about 2:45. <text:s/></text:p>
      <text:p text:style-name="Standard">Times for the 400’s: 91.7, 87.1, 86.8, 85.4, 85.6, 83.8, 81.4, 80.0 <text:s/>Jogged ½ mile.</text:p>
      <text:p text:style-name="Standard">Note: Taking the 400m jog after each 400m (rather than 200m like on April 24) allows me to run faster. <text:s/>I think I will do my 400m intervals with 400m jogs because I need to keep my leg speed up. </text:p>
      <text:p text:style-name="Standard"/>
      <text:p text:style-name="P1">Total for the week: 27.6 miles</text:p>
      <text:p text:style-name="Standard">________________________________________________________________________</text:p>
      <text:p text:style-name="Standard"/>
      <text:p text:style-name="Standard">Sat May 1, 2004, 5.5 miles including 1600m on high school track in 8:00, 400m of drills, 6400m tempo run in 26:15, 400m walk and 400m jog. <text:s/>The 1600m splits for the tempo run were: 6:38, 6:35, 6:36, and 6:26. <text:s/>The first 15 laps were in (99+/-1) s and the last lap was 91.4s. (1600m is about 2 seconds short of a mile)</text:p>
      <text:p text:style-name="Standard"/>
      <text:p text:style-name="Standard">Thurs May 6, 2004, 4.7 miles including 1mile warm-up, ¼ mile of drills, 3x1000m on the cemetery loop with 1040m jogs in 8:00m between each interval, and 500m jog. <text:s/>The cemetery loop is a measured 500m loop that is part down and part up hill on a road. <text:s/>The 500m splits and 1000m times were:</text:p>
      <text:p text:style-name="Standard">1:52.8+1:50.1 = 3:42.9</text:p>
      <text:p text:style-name="Standard">1:52.9+1:51.4 = 3:44.3</text:p>
      <text:p text:style-name="Standard">1:50.5+1:49.7 = 3:40.2</text:p>
      <text:p text:style-name="Standard"/>
      <text:p text:style-name="P1">Total for the week: 22.7 miles</text:p>
      <text:p text:style-name="Standard">________________________________________________________________________</text:p>
      <text:p text:style-name="Standard"/>
      <text:p text:style-name="Standard"><text:soft-page-break/>Tues May 11, 2004, 2.25 miles including 1 mile on treadmill in 7:45 going faster at the end, one cycle in the weight room and 1.25 miles on treadmill in 9:03. The second run on the treadmill included a ½ mile in 3:08. </text:p>
      <text:p text:style-name="Standard"/>
      <text:p text:style-name="Standard">Wed May 12, 2004, 4 miles on the roads in 34:10 including one slightly downhill mile in 6:10.</text:p>
      <text:p text:style-name="Standard"/>
      <text:p text:style-name="P1">Total for the week: 19 miles</text:p>
      <text:p text:style-name="P1"/>
      <text:p text:style-name="Standard">Sun May 16, 2004, 7.5 miles including Sallie Mae 10k in Washington DC. <text:s/>The humidity was 100%. <text:s/>After the third mile my left hamstring tightened and I didn’t push hard after that to make sure I didn’t pull the hamstring. <text:s/>The time was 40:43 with the first three mile splits being the fastest in 6:02, 6:19 and 6:30.</text:p>
      <text:p text:style-name="Standard"/>
      <text:p text:style-name="P1">Total for the week: 19.5 miles</text:p>
      <text:p text:style-name="Standard"/>
      <text:p text:style-name="Standard">Mon May 24, 2004, My left hamstring is slightly injured so I have not been pushing hard since May 16. <text:s/>Today I ran 4 miles including 6x500m on the cemetery loop with 2 min rest between. <text:s/>My left hamstring tightened after the second one but I still ran. (I shouldn’t have) <text:s/>Times: 1:55, 1:53, 2:00, 2:04, 2:23, and 2:31. <text:s/>I was running with other people and probably would have stopped if I had been alone.</text:p>
      <text:p text:style-name="Standard"/>
      <text:p text:style-name="P1">Total for the week: 31.5 miles</text:p>
      <text:p text:style-name="P1"/>
      <text:p text:style-name="Standard">My hamstring is getting better while I am running at a good pace but not real fast during my workouts.</text:p>
      <text:p text:style-name="Standard"/>
      <text:p text:style-name="Standard">Thurs June 3, 2004, In the morning, 4 miles in 34:34. <text:s/>In the afternoon, 3.25 miles on the high school track including 3x800m with 2 min rest between each. Times: 3:20, 3:20, and 3:16. My hamstring was only a little tight and I did not run the fourth and fifth one with the other runners to make sure I didn’t hurt myself.</text:p>
      <text:p text:style-name="Standard"/>
      <text:p text:style-name="Standard">Fri June 4, 2004, 4.9 miles in 36:50. <text:s/>The first half at 8:04/mile and the second half at 6:57/mile</text:p>
      <text:p text:style-name="Standard"/>
      <text:p text:style-name="P1">Total for the week: 40.25 miles</text:p>
      <text:p text:style-name="P1"/>
      <text:p text:style-name="Standard">Tues June 8, 2004, 2 miles including 3x200m on the beginning of the cemetery loop which is slightly down hill. Times: 43, 43, 46. <text:s/>The first two made my hamstring tightened slightly and the third one felt ok. <text:s/>I think this means I will need a long warm up for the race tomorrow and I should not push very hard nor should I sprint at the end of the race.</text:p>
      <text:p text:style-name="P1"/>
      <text:p text:style-name="Standard">Wed June 9, 2004, 5.25 miles including Strawberry Days 5k in Grove City. <text:s/>I ran well considering the high heat and humidity. <text:s/>Splits: 6:08, 6:21, 6:30, 0:37. Time: 19:37. My left hamstring was a little tight but I didn’t hurt it. </text:p>
      <text:p text:style-name="Standard"><text:soft-page-break/></text:p>
      <text:p text:style-name="P1">Total for the week: 17.75 miles</text:p>
      <text:p text:style-name="P1"/>
      <text:p text:style-name="Standard">Sat <text:s text:c="2"/>June 12, 2004 3.6 miles on course in Fairfield NJ in 29:16</text:p>
      <text:p text:style-name="Standard">Sun <text:s/>June 13, 2004 3.6 miles on course in Fairfield NJ in 26:53</text:p>
      <text:p text:style-name="Standard">Mon June 14, 2004 3.6 miles on course in Fairfield NJ in 25:59, also warmed up and warmed down a little before and after this run. <text:s/>The last 1.8 miles were sub 7:00/mile pace. </text:p>
      <text:p text:style-name="Standard"/>
      <text:p text:style-name="Standard">Thurs June 17, 2004 5.4 miles on high school track including 8x400m with 400m jogs between. <text:s/>I ran with Gary and Matt. <text:s/>Jogs took 3:00min. <text:s/></text:p>
      <text:p text:style-name="Standard">Times on 400’s: 95.7, 93.4, 90.1, 81.6, 93.5, 85.7, 77.7, 78.9. Hamstring is ok.</text:p>
      <text:p text:style-name="Standard"/>
      <text:p text:style-name="P1">Total for the week: 30.1 miles</text:p>
      <text:p text:style-name="Standard"/>
      <text:p text:style-name="Standard"/>
      <text:p text:style-name="Standard"/>
      <text:p text:style-name="Standard"/>
      <text:p text:style-name="Standard"><text:s text:c="3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t Oct 18, 6 miles including 4 mile road race in 25:44</dc:title>
    <meta:initial-creator>usrpriv</meta:initial-creator>
    <meta:creation-date>2004-04-30T10:31:00</meta:creation-date>
    <dc:creator>usrpriv</dc:creator>
    <dc:date>2004-06-29T09:15:00</dc:date>
    <meta:editing-cycles>27</meta:editing-cycles>
    <meta:editing-duration>PT6H35M</meta:editing-duration>
    <meta:document-statistic meta:table-count="0" meta:image-count="0" meta:object-count="0" meta:page-count="4" meta:paragraph-count="57" meta:word-count="1293" meta:character-count="7324"/>
    <meta:generator>OpenOffice/4.1.0$Win32 OpenOffice.org_project/410m18$Build-9764</meta:generator>
  </office:meta>
</office:document-meta>
</file>